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6pt" style:font-size-asian="26pt" style:font-size-complex="26pt" fo:background-color="#FFFF00"/>
    </style:style>
    <style:style style:name="P3" style:parent-style-name="Normal" style:family="paragraph">
      <style:paragraph-properties fo:margin-bottom="0in" style:line-height-at-least="0.1979in" fo:background-color="#1F272A"/>
    </style:style>
    <style:style style:name="T4" style:parent-style-name="Policepardéfaut" style:family="text">
      <style:text-properties style:font-name="Consolas" style:font-name-asian="Times New Roman" fo:color="#0CA1A6" style:letter-kerning="false" fo:font-size="10.5pt" style:font-size-asian="10.5pt" style:font-size-complex="10.5pt" fo:language="en" fo:country="US" style:language-asian="fr" style:country-asian="FR"/>
    </style:style>
    <style:style style:name="T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6" style:parent-style-name="Policepardéfaut" style:family="text">
      <style:text-properties style:font-name="Consolas" style:font-name-asian="Times New Roman" fo:color="#F39C12" style:letter-kerning="false" fo:font-size="10.5pt" style:font-size-asian="10.5pt" style:font-size-complex="10.5pt" fo:language="en" fo:country="US" style:language-asian="fr" style:country-asian="FR"/>
    </style:style>
    <style:style style:name="T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1F272A"/>
    </style:style>
    <style:style style:name="T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10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1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fo:color="#0CA1A6" style:letter-kerning="false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16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1F272A"/>
    </style:style>
    <style:style style:name="T1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20" style:parent-style-name="Policepardéfaut" style:family="text">
      <style:text-properties style:font-name="Consolas" style:font-name-asian="Times New Roman" fo:color="#0CA1A6" style:letter-kerning="false" fo:font-size="10.5pt" style:font-size-asian="10.5pt" style:font-size-complex="10.5pt" fo:language="en" fo:country="US" style:language-asian="fr" style:country-asian="FR"/>
    </style:style>
    <style:style style:name="T2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22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2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F272A"/>
    </style:style>
    <style:style style:name="T2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fo:color="#0CA1A6" style:letter-kerning="false" fo:font-size="10.5pt" style:font-size-asian="10.5pt" style:font-size-complex="10.5pt" fo:language="en" fo:country="US" style:language-asian="fr" style:country-asian="FR"/>
    </style:style>
    <style:style style:name="T2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30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3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1F272A"/>
    </style:style>
    <style:style style:name="T3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fo:color="#0CA1A6" style:letter-kerning="false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40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4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4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44" style:parent-style-name="Normal" style:family="paragraph">
      <style:paragraph-properties fo:margin-bottom="0in" style:line-height-at-least="0.1979in" fo:background-color="#1F272A"/>
    </style:style>
    <style:style style:name="T4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4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4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fo:color="#F39C12" style:letter-kerning="false" fo:font-size="10.5pt" style:font-size-asian="10.5pt" style:font-size-complex="10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fo:color="#F39C12" style:letter-kerning="false" fo:font-size="10.5pt" style:font-size-asian="10.5pt" style:font-size-complex="10.5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54" style:parent-style-name="Normal" style:family="paragraph">
      <style:paragraph-properties fo:margin-bottom="0in" style:line-height-at-least="0.1979in" fo:background-color="#1F272A"/>
    </style:style>
    <style:style style:name="T5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5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58" style:parent-style-name="Normal" style:family="paragraph">
      <style:paragraph-properties fo:margin-bottom="0in" style:line-height-at-least="0.1979in" fo:background-color="#1F272A"/>
    </style:style>
    <style:style style:name="T5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64" style:parent-style-name="Normal" style:family="paragraph">
      <style:paragraph-properties fo:margin-bottom="0in" style:line-height-at-least="0.1979in" fo:background-color="#1F272A"/>
    </style:style>
    <style:style style:name="T6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6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70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71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72" style:parent-style-name="Normal" style:family="paragraph">
      <style:paragraph-properties fo:margin-bottom="0in" style:line-height-at-least="0.1979in" fo:background-color="#1F272A"/>
    </style:style>
    <style:style style:name="T7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74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78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7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80" style:parent-style-name="Policepardéfaut" style:family="text">
      <style:text-properties style:font-name="Consolas" style:font-name-asian="Times New Roman" fo:color="#F39C12" style:letter-kerning="false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fo:color="#F39C12" style:letter-kerning="false" fo:font-size="10.5pt" style:font-size-asian="10.5pt" style:font-size-complex="10.5pt" fo:language="en" fo:country="US" style:language-asian="fr" style:country-asian="FR"/>
    </style:style>
    <style:style style:name="T8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84" style:parent-style-name="Normal" style:family="paragraph">
      <style:paragraph-properties fo:margin-bottom="0in" style:line-height-at-least="0.1979in" fo:background-color="#1F272A"/>
    </style:style>
    <style:style style:name="T8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8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88" style:parent-style-name="Normal" style:family="paragraph">
      <style:paragraph-properties fo:margin-bottom="0in" style:line-height-at-least="0.1979in" fo:background-color="#1F272A"/>
    </style:style>
    <style:style style:name="T8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90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9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92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94" style:parent-style-name="Normal" style:family="paragraph">
      <style:paragraph-properties fo:margin-bottom="0in" style:line-height-at-least="0.1979in" fo:background-color="#1F272A"/>
    </style:style>
    <style:style style:name="T95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96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97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98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fo:language="en" fo:country="US" style:language-asian="fr" style:country-asian="FR"/>
    </style:style>
    <style:style style:name="T99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P100" style:parent-style-name="Normal" style:family="paragraph">
      <style:paragraph-properties fo:margin-bottom="0in" style:line-height-at-least="0.1979in" fo:background-color="#1F272A"/>
    </style:style>
    <style:style style:name="T101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03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04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05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06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07" style:parent-style-name="Normal" style:family="paragraph">
      <style:paragraph-properties fo:margin-bottom="0in" style:line-height-at-least="0.1979in" fo:background-color="#1F272A"/>
    </style:style>
    <style:style style:name="T108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fo:color="#7FCBCD" style:letter-kerning="fals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  <style:style style:name="P113" style:parent-style-name="Normal" style:family="paragraph">
      <style:paragraph-properties fo:margin-bottom="0in" style:line-height-at-least="0.1979in" fo:background-color="#1F272A"/>
      <style:text-properties style:font-name="Consolas" style:font-name-asian="Times New Roman" fo:color="#DAE3E3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<text:span text:style-name="T2">Rendu séance 5</text:span></text:p>
      <text:p text:style-name="Normal"/>
      <text:p text:style-name="Normal">Lors de cette séance nous avons avancé la programme nous avons réussi à afficher le score et la partie se réinitialise.</text:p>
      <text:p text:style-name="P3"><text:span text:style-name="T4">bool</text:span><text:span text:style-name="T5"><text:s/></text:span><text:span text:style-name="T6">verifyEnd</text:span><text:span text:style-name="T7">(){</text:span></text:p>
      <text:p text:style-name="P8"><text:span text:style-name="T9"> <text:s/></text:span><text:span text:style-name="T10">for</text:span><text:span text:style-name="T11"><text:s/>(</text:span><text:span text:style-name="T12">int</text:span><text:span text:style-name="T13"><text:s/>i=</text:span><text:span text:style-name="T14">0</text:span><text:span text:style-name="T15">; i&lt;</text:span><text:span text:style-name="T16">8</text:span><text:span text:style-name="T17">; i++){</text:span></text:p>
      <text:p text:style-name="P18"><text:span text:style-name="T19">   <text:s/></text:span><text:span text:style-name="T20">int</text:span><text:span text:style-name="T21"><text:s/>ok =</text:span><text:span text:style-name="T22">0</text:span><text:span text:style-name="T23">;</text:span></text:p>
      <text:p text:style-name="P24"><text:span text:style-name="T25">   <text:s/></text:span><text:span text:style-name="T26">for</text:span><text:span text:style-name="T27"><text:s/>(</text:span><text:span text:style-name="T28">int</text:span><text:span text:style-name="T29"><text:s/>j=</text:span><text:span text:style-name="T30">0</text:span><text:span text:style-name="T31">; j&lt;</text:span><text:span text:style-name="T32">3</text:span><text:span text:style-name="T33">; j++){</text:span></text:p>
      <text:p text:style-name="P34"><text:span text:style-name="T35">     <text:s/></text:span><text:span text:style-name="T36">for</text:span><text:span text:style-name="T37"><text:s/>(</text:span><text:span text:style-name="T38">int</text:span><text:span text:style-name="T39"><text:s/>k=</text:span><text:span text:style-name="T40">0</text:span><text:span text:style-name="T41">; k&lt;</text:span><text:span text:style-name="T42">9</text:span><text:span text:style-name="T43">; k++){</text:span></text:p>
      <text:p text:style-name="P44"><text:span text:style-name="T45">       <text:s/></text:span><text:span text:style-name="T46">if</text:span><text:span text:style-name="T47"><text:s/>(joueur ==<text:s/></text:span><text:span text:style-name="T48">1</text:span><text:span text:style-name="T49"><text:s/>&amp;&amp;<text:s/></text:span><text:span text:style-name="T50">combiWin</text:span><text:span text:style-name="T51">[i][j]==</text:span><text:span text:style-name="T52">casesJ1</text:span><text:span text:style-name="T53">[k]){</text:span></text:p>
      <text:p text:style-name="P54"><text:span text:style-name="T55">          ok +=<text:s/></text:span><text:span text:style-name="T56">1</text:span><text:span text:style-name="T57">;</text:span></text:p>
      <text:p text:style-name="P58"><text:span text:style-name="T59">         <text:s/></text:span><text:span text:style-name="T60">if</text:span><text:span text:style-name="T61"><text:s/>(ok==</text:span><text:span text:style-name="T62">3</text:span><text:span text:style-name="T63">){</text:span></text:p>
      <text:p text:style-name="P64"><text:span text:style-name="T65">           <text:s/></text:span><text:span text:style-name="T66">return</text:span><text:span text:style-name="T67"><text:s/></text:span><text:span text:style-name="T68">true</text:span><text:span text:style-name="T69">;</text:span></text:p>
      <text:p text:style-name="P70">          }</text:p>
      <text:p text:style-name="P71">        }</text:p>
      <text:p text:style-name="P72"><text:span text:style-name="T73">       <text:s/></text:span><text:span text:style-name="T74">else</text:span><text:span text:style-name="T75"><text:s/></text:span><text:span text:style-name="T76">if</text:span><text:span text:style-name="T77"><text:s/>(joueur == -</text:span><text:span text:style-name="T78">1</text:span><text:span text:style-name="T79"><text:s/>&amp;&amp;<text:s/></text:span><text:span text:style-name="T80">combiWin</text:span><text:span text:style-name="T81">[i][j]==</text:span><text:span text:style-name="T82">casesJ2</text:span><text:span text:style-name="T83">[k]){</text:span></text:p>
      <text:p text:style-name="P84"><text:span text:style-name="T85">          ok +=<text:s/></text:span><text:span text:style-name="T86">1</text:span><text:span text:style-name="T87">;</text:span></text:p>
      <text:p text:style-name="P88"><text:span text:style-name="T89">         <text:s/></text:span><text:span text:style-name="T90">if</text:span><text:span text:style-name="T91"><text:s/>(ok==</text:span><text:span text:style-name="T92">3</text:span><text:span text:style-name="T93">){</text:span></text:p>
      <text:p text:style-name="P94"><text:span text:style-name="T95">           <text:s/></text:span><text:span text:style-name="T96">return</text:span><text:span text:style-name="T97"><text:s/></text:span><text:span text:style-name="T98">true</text:span><text:span text:style-name="T99">;</text:span></text:p>
      <text:p text:style-name="P100"><text:span text:style-name="T101">         <text:s/></text:span><text:span text:style-name="T102">}</text:span></text:p>
      <text:p text:style-name="P103">        }</text:p>
      <text:p text:style-name="P104">      }</text:p>
      <text:p text:style-name="P105">    }</text:p>
      <text:p text:style-name="P106">  }</text:p>
      <text:p text:style-name="P107"><text:span text:style-name="T108"> <text:s/></text:span><text:span text:style-name="T109">return</text:span><text:span text:style-name="T110"><text:s/></text:span><text:span text:style-name="T111">false</text:span><text:span text:style-name="T112">;</text:span></text:p>
      <text:p text:style-name="P113">}</text:p>
      <text:p text:style-name="Normal"/>
      <text:p text:style-name="Normal"/>
      <text:p text:style-name="Normal">De plus avons essayé d’améliorer la sensibilité de l’écran car pour l’instant il faut appuyer très fort pour allumer une case.<text:s/></text:p>
      <text:p text:style-name="Normal"><text:s/>On vas<text:s/>probablement devoir changer les résistances reliées à l'écran lors de la prochaine séance ainsi <text:s/>que changer la manière dont on récupère les coordonnées de l'appui par une fonc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a balestra</meta:initial-creator>
    <dc:creator>valentina balestra</dc:creator>
    <meta:creation-date>2024-01-24T18:28:00Z</meta:creation-date>
    <dc:date>2024-01-24T18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139" meta:character-count="905" meta:row-count="6" meta:non-whitespace-character-count="767"/>
  </office:meta>
</office:document-meta>
</file>